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application/octet-stream" manifest:full-path="Pictures/image1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style="italic" style:text-underline-style="solid" style:text-underline-type="single"/>
    </style:style>
    <style:style style:name="P1" style:parent-style-name="Standard" style:family="paragraph">
      <style:paragraph-properties fo:text-align="center"/>
      <style:text-properties fo:color="#000000" fo:font-family="Sans Serif"/>
    </style:style>
    <style:style style:name="P2" style:parent-style-name="Document_20Title" style:family="paragraph">
      <style:text-properties fo:color="#000000" fo:font-family="Sans Serif"/>
    </style:style>
    <style:style style:name="P3" style:parent-style-name="Standard" style:family="paragraph">
      <style:text-properties fo:color="#000000" fo:font-family="Sans Serif"/>
    </style:style>
    <style:style style:name="P4" style:parent-style-name="Standard" style:family="paragraph">
      <style:paragraph-properties fo:break-before="page"/>
      <style:text-properties fo:color="#000000" fo:font-family="Sans Serif"/>
    </style:style>
    <style:style style:name="P5" style:parent-style-name="Head_202" style:family="paragraph">
      <style:text-properties fo:color="#000000" fo:font-family="Sans Serif"/>
    </style:style>
    <style:style style:name="P6" style:parent-style-name="Head_203" style:family="paragraph">
      <style:text-properties fo:color="#000000" fo:font-family="Sans Serif"/>
    </style:style>
    <style:style style:name="P7" style:family="paragraph"/>
    <style:style style:name="gr1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flow-with-text="true" style:horizontal-pos="from-left" style:horizontal-rel="page" style:vertical-pos="from-top" style:vertical-rel="page" style:wrap="biggest" style:wrap-contour="true" style:wrap-contour-mode="outside" style:wrap-dynamic-threshold="0.000000000000000pt"/>
    </style:style>
  </office:automatic-styles>
  <office:body>
    <office:text>
      <text:tracked-changes text:track-changes="false"/>
      <text:p text:style-name="P1"/>
      <text:p text:style-name="P2">开发Open Wrod 过程问题记录</text:p>
      <text:p text:style-name="P1"/>
      <text:p text:style-name="P3">在使用自动编译过程中显示utf8 字符路径 :<text:span text:style-name="T1">shellpower</text:span><text:s/>: chcp 65001 <text:s/>--&gt; utf8</text:p>
      <text:p text:style-name="P3"/>
      <text:p text:style-name="P3"><draw:frame draw:style-name="gr1" xml:id="shape-1" draw:id="shape-1" draw:z-index="1" svg:width="477.99999999996pt" svg:height="255.43124999998pt" text:anchor-type="as-char"><draw:image xlink:type="simple" xlink:show="embed" xlink:actuate="onLoad" xlink:href="Pictures/image1"/></draw:frame></text:p>
      <text:p text:style-name="P3"/>
      <text:p text:style-name="P4"/>
      <text:h text:outline-level="2" text:style-name="P5">需求</text:h>
      <text:h text:outline-level="3" text:style-name="P6">浮动工具集合箱需要参考libreoffice，只保留或者支持记忆工具的显示隐藏</text:h>
      <text:p text:style-name="P3"/>
      <text:p text:style-name="P3"/>
      <text:p text:style-name="P4"/>
      <text:h text:outline-level="2" text:style-name="P5">代码框架</text:h>
      <text:h text:outline-level="3" text:style-name="P6">过程中代码记录要点：</text:h>
      <text:p text:style-name="P3">界面说明：</text:p>
      <text:p text:style-name="P3"/>
      <text:p text:style-name="P3">KoOpenPane是 Open Existing Document 界面</text:p>
      <text:p text:style-name="P3">KoDetailsPane是显示最近打开文件+打开这个文档 ：的界面</text:p>
      <text:p text:style-name="P3">class KoRecentDocumentsPane : public KoDetailsPane 是KoDetailsPane 具体的动作实现类</text:p>
      <text:p text:style-name="P3">KoRecentDocumentsPane.h {static const int MAX_RECENTFILES_ENTRIES = 20;//recent files }</text:p>
      <text:p text:style-name="P3"/>
      <text:p text:style-name="P3"/>
      <text:p text:style-name="P3">对象创建过程：</text:p>
      <text:p text:style-name="P3"/>
      <text:p text:style-name="P3">创建 KoPart过程</text:p>
      <text:p text:style-name="P3">bool KoApplication::start()</text:p>
      <text:p text:style-name="P3">---&gt; KoPart *part = entry.createKoPart(&amp;errorMsg);</text:p>
      <text:p text:style-name="P3">---&gt; KoPart *KoDocumentEntry::createKoPart(QString* errorMsg) const</text:p>
      <text:p text:style-name="P3">---&gt; QObject* KWFactory::create( 中创建 KoPart</text:p>
      <text:p text:style-name="P3">同时释放采用延后释放： 在 void KoPart::deleteOpenPane(bool closing)---&gt; ：d-&gt;startUpWidget-&gt;hide(); <text:s text:c="4"/>d-&gt;startUpWidget-&gt;deleteLater();</text:p>
      <text:p text:style-name="P3"/>
      <text:p text:style-name="P3"/>
      <text:p text:style-name="P3">KoOpenPane KoRecentDocumentsPane 创建过程 【KoPart 中】</text:p>
      <text:p text:style-name="P3">创建过程 ：KoPart::showStartUpWidget--》创建 <text:s/>KoOpenPane ，在KoOpenPane::initRecentDocs()中 创建KoRecentDocumentsPane</text:p>
      <text:p text:style-name="P3">{</text:p>
      <text:p text:style-name="P3">在 void KoPart::showStartUpWidget(KoMainWindow *mainWindow, bool alwaysShow) 中</text:p>
      <text:p text:style-name="P3">创建 d-&gt;startUpWidget = createOpenPane(mainWindow, d-&gt;templatesResourcePath);</text:p>
      <text:p text:style-name="P3">在</text:p>
      <text:p text:style-name="P3">KoOpenPane *KoPart::createOpenPane(QWidget *parent, const QString&amp; templatesResourcePath) 中</text:p>
      <text:p text:style-name="P3">创建KoOpenPane <text:s/>KoOpenPane *openPane = new KoOpenPane(parent, mimeFilter, templatesResourcePath);</text:p>
      <text:p text:style-name="P3"/>
      <text:p text:style-name="P3"/>
      <text:p text:style-name="P3">void KoOpenPane::initRecentDocs()</text:p>
      <text:p text:style-name="P3">{</text:p>
      <text:p text:style-name="P3"><text:s/>KoRecentDocumentsPane* recentDocPane = new KoRecentDocumentsPane(this, header);</text:p>
      <text:p text:style-name="P3">}</text:p>
      <text:p text:style-name="P3"/>
      <text:p text:style-name="P3">}</text:p>
      <text:p text:style-name="P3"/>
      <text:p text:style-name="P3">所有插件通过KoPluginLoader::load( 来添加的</text:p>
      <text:p text:style-name="P3">例如：</text:p>
      <text:p text:style-name="P3">void KoDockRegistry::init()</text:p>
      <text:p text:style-name="P3">{</text:p>
      <text:p text:style-name="P3"><text:s text:c="4"/>KoPluginLoader::PluginsConfig config;</text:p>
      <text:p text:style-name="P3"><text:s text:c="4"/>config.whiteList = "DockerPlugins";</text:p>
      <text:p text:style-name="P3"><text:s text:c="4"/>config.blacklist = "DockerPluginsDisabled";</text:p>
      <text:p text:style-name="P3"><text:s text:c="4"/>config.group = "calligra";</text:p>
      <text:p text:style-name="P3"><text:s text:c="4"/>KoPluginLoader::load(QStringLiteral("calligra/dockers"), config);</text:p>
      <text:p text:style-name="P3">}</text:p>
      <text:p text:style-name="P3"/>
      <text:p text:style-name="P3"/>
      <text:p text:style-name="P3">////----------当前的激活得到窗体 <text:s/>-----------------</text:p>
      <text:p text:style-name="P3">KoView *KoMainWindow::rootView() const</text:p>
      <text:p text:style-name="P3">{</text:p>
      <text:p text:style-name="P3"><text:s text:c="4"/>if (d-&gt;rootViews.indexOf(d-&gt;activeView) != -1)</text:p>
      <text:p text:style-name="P3"><text:s text:c="4"/>{</text:p>
      <text:p text:style-name="P3"><text:s text:c="8"/>return d-&gt;activeView;</text:p>
      <text:p text:style-name="P3"><text:s text:c="4"/>}</text:p>
      <text:p text:style-name="P3"><text:s text:c="4"/>return d-&gt;rootViews.empty() ? nullptr : d-&gt;rootViews.first();</text:p>
      <text:p text:style-name="P3">}</text:p>
      <text:p text:style-name="P3">///----------------------------------------------------</text:p>
      <text:p text:style-name="P3"/>
      <text:p text:style-name="P3">///------------dockers 中 shape properties 对应的组件 class ShapePropertiesDocker : public QDockWidget, public KoCanvasObserverBase</text:p>
      <text:p text:style-name="P3">显示时无法调整组件所在窗体</text:p>
      <text:p text:style-name="P3"/>
      <text:p text:style-name="P7"/>
      <text:p text:style-name="P3">##-----------------$$ 修改右侧的工具内容显示方式：--------------------------------------------------------------</text:p>
      <text:p text:style-name="P3">能够显示或者隐藏，有一个竖形线显示（参考libreoffice）</text:p>
      <text:p text:style-name="P3"/>
      <text:p text:style-name="P3">目前 判断 整个面板容器是KoModeBoxDocker，需求对这个容器进行显示或者隐藏</text:p>
      <text:p text:style-name="P3">通过KoModeBox（目前定义的名称 为main tool）嵌入 容器KoModeBoxDocker 中</text:p>
      <text:p text:style-name="P3">KoModeBoxDocker::KoModeBoxDocker(KoModeBox *modeBox)</text:p>
      <text:p text:style-name="P3"><text:s text:c="4"/>: m_modeBox(modeBox)</text:p>
      <text:p text:style-name="P3">{</text:p>
      <text:p text:style-name="P3"><text:s text:c="4"/>setWidget(modeBox);</text:p>
      <text:p text:style-name="P3">// <text:s text:c="3"/>setFeatures(QDockWidget::DockWidgetMovable | QDockWidget::DockWidgetFloatable);</text:p>
      <text:p text:style-name="P3"><text:s text:c="4"/>setFeatures(AllDockWidgetFeatures);</text:p>
      <text:p text:style-name="P3"><text:s text:c="4"/>setWindowTitle("MainTool");//openword20210531</text:p>
      <text:p text:style-name="P3"><text:s text:c="4"/>setObjectName("ModeBox");</text:p>
      <text:p text:style-name="P3"/>
      <text:p text:style-name="P3"><text:s text:c="4"/>connect(this, SIGNAL(dockLocationChanged(Qt::DockWidgetArea)), this, SLOT(locationChanged(Qt::DockWidgetArea)));</text:p>
      <text:p text:style-name="P3">}</text:p>
      <text:p text:style-name="P3"/>
      <text:p text:style-name="P3">///</text:p>
      <text:p text:style-name="P3">void KoModeBoxDocker::locationChanged(Qt::DockWidgetArea area)</text:p>
      <text:p text:style-name="P3"/>
      <text:p text:style-name="P3">KoModeBoxDocker 中选中某一项响应</text:p>
      <text:p text:style-name="P3">void KoModeBox::toolSelected(int index)</text:p>
      <text:p text:style-name="P3">{</text:p>
      <text:p text:style-name="P3"><text:s text:c="4"/>if (index != -1)</text:p>
      <text:p text:style-name="P3"><text:s text:c="4"/>{</text:p>
      <text:p text:style-name="P3"><text:s text:c="8"/>d-&gt;addedToolActions.at(index)-&gt;trigger();</text:p>
      <text:p text:style-name="P3"><text:s text:c="4"/>}</text:p>
      <text:p text:style-name="P3">}</text:p>
      <text:p text:style-name="P3"/>
      <text:p text:style-name="P3">$$$---------------------------------------------------------------</text:p>
      <text:p text:style-name="P3">class ToolDockerFactory : public KoDockFactoryBase</text:p>
      <text:p text:style-name="P3">{</text:p>
      <text:p text:style-name="P3">public:</text:p>
      <text:p text:style-name="P3"><text:s text:c="4"/>ToolDockerFactory() : KoDockFactoryBase() { }</text:p>
      <text:p text:style-name="P3"/>
      <text:p text:style-name="P3"><text:s text:c="4"/>QString id() const override</text:p>
      <text:p text:style-name="P3"><text:s text:c="4"/>{</text:p>
      <text:p text:style-name="P3"><text:s text:c="8"/>return "sharedtooldocker";////??????????????当前是那个控件？？？？？20210605</text:p>
      <text:p text:style-name="P3"><text:s text:c="4"/>}</text:p>
      <text:p text:style-name="P3"/>
      <text:p text:style-name="P3"><text:s text:c="4"/>QDockWidget* createDockWidget() override</text:p>
      <text:p text:style-name="P3"><text:s text:c="4"/>{</text:p>
      <text:p text:style-name="P3"><text:s text:c="8"/>KoToolDocker * dockWidget = new KoToolDocker();</text:p>
      <text:p text:style-name="P3"><text:s text:c="8"/>return dockWidget;</text:p>
      <text:p text:style-name="P3"><text:s text:c="4"/>}</text:p>
      <text:p text:style-name="P3"/>
      <text:p text:style-name="P3"><text:s text:c="4"/>DockPosition defaultDockPosition() const override</text:p>
      <text:p text:style-name="P3"><text:s text:c="4"/>{</text:p>
      <text:p text:style-name="P3"><text:s text:c="8"/>return DockRight;</text:p>
      <text:p text:style-name="P3"><text:s text:c="4"/>}</text:p>
      <text:p text:style-name="P3">};</text:p>
      <text:p text:style-name="P3"/>
      <text:p text:style-name="P3">$$------------------------------------------------------------------</text:p>
      <text:p text:style-name="P3"/>
      <text:p text:style-name="P3"/>
      <text:p text:style-name="P3"/>
      <text:p text:style-name="P3">KoDockerManager::KoDockerManager(KoMainWindow *mainWindow)</text:p>
      <text:p text:style-name="P3"/>
      <text:p text:style-name="P3"/>
      <text:p text:style-name="P3"/>
      <text:p text:style-name="P3">插件的添加方式：</text:p>
      <text:p text:style-name="P3">KoToolRegistry::instance()-&gt;add(new TextToolFactory()){</text:p>
      <text:p text:style-name="P3"><text:s text:c="3"/>KoToolRegistry::instance()-&gt;add(new TextToolFactory());</text:p>
      <text:p text:style-name="P3"><text:s text:c="4"/>KoToolRegistry::instance()-&gt;add(new ReviewToolFactory());</text:p>
      <text:p text:style-name="P3"><text:s text:c="4"/>KoToolRegistry::instance()-&gt;add(new ReferencesToolFactory());</text:p>
      <text:p text:style-name="P3"><text:s text:c="4"/>KoShapeRegistry::instance()-&gt;add(new TextShapeFactory());</text:p>
      <text:p text:style-name="P3"><text:s text:c="4"/>KoShapeRegistry::instance()-&gt;add(new AnnotationTextShapeFactory());</text:p>
      <text:p text:style-name="P3"><text:tab/>KoDockRegistry::instance()-&gt;add(new TextDocumentInspectionDockerFactory());</text:p>
      <text:p text:style-name="P3"><text:tab/>}</text:p>
      <text:p text:style-name="P3"><text:tab/>dockRegistry-&gt;add(new KWStatisticsDockerFactory());</text:p>
      <text:p text:style-name="P3"><text:s text:c="4"/>dockRegistry-&gt;add(new KWNavigationDockerFactory());</text:p>
      <text:p text:style-name="P3"><text:tab/></text:p>
      <text:p text:style-name="P3"/>
      <text:p text:style-name="P3">---------------------------&gt;<text:tab/></text:p>
      <text:p text:style-name="P3">KoModeBoxFactory.cpp</text:p>
      <text:p text:style-name="P3">QDockWidget* KoModeBoxFactory::createDockWidget() 中 【 dockWidget = factory-&gt;createDockWidget();】创建 KoModeBoxDocker容器 然后把创建的KoModeBox嵌入容器KoModeBoxDocker</text:p>
      <text:p text:style-name="P3"/>
      <text:p text:style-name="P3">https://blog.csdn.net/czyt1988/article/details/51209619 可以参考容器的关系</text:p>
      <text:p text:style-name="P3"/>
      <text:p text:style-name="P3">在 KoView::KoView(KoPart *part, KoDocument *document, QWidget *parent) 中 <text:s text:c="4"/>// add all plugins.<text:s text:c="2"/></text:p>
      <text:p text:style-name="P3"><text:s text:c="3"/>foreach(const QString &amp; docker, KoDockRegistry::instance()-&gt;keys())</text:p>
      <text:p text:style-name="P3"><text:s text:c="3"/></text:p>
      <text:p text:style-name="P3"><text:s text:c="3"/></text:p>
      <text:p text:style-name="P3"><text:s text:c="3"/></text:p>
      <text:p text:style-name="P3"><text:s/>KoMainWindow::KoMainWindow( ) ----&gt; <text:s text:c="3"/>d-&gt;dockerManager = new KoDockerManager(this); <text:s/>---&gt;</text:p>
      <text:p text:style-name="P3"><text:s/>d-&gt;toolOptionsDocker = qobject_cast&lt;KoToolDocker*&gt;(mainWindow-&gt;createDockWidget(&amp;toolDockerFactory)); <text:s/>----&gt;</text:p>
      <text:p text:style-name="P3"><text:s/>dockWidget = factory-&gt;createDockWidget();</text:p>
      <text:p text:style-name="P3"><text:s/></text:p>
      <text:p text:style-name="P3"><text:s/></text:p>
      <text:p text:style-name="P3"><text:s/></text:p>
      <text:p text:style-name="P3"><text:s/></text:p>
      <text:p text:style-name="P3">$$$---------------------------------------------------------------------------------</text:p>
      <text:p text:style-name="P3">bool KoApplication::start()--------&gt;</text:p>
      <text:p text:style-name="P3"/>
      <text:p text:style-name="P3">KoPart *part = entry.createKoPart(&amp;errorMsg); <text:s/>----&gt; 调用下面函数</text:p>
      <text:p text:style-name="P3"/>
      <text:p text:style-name="P3">KoPart *KoDocumentEntry::createKoPart(QString* errorMsg) const <text:s/>----&gt;</text:p>
      <text:p text:style-name="P3">{</text:p>
      <text:p text:style-name="P3">KPluginFactory *factory = qobject_cast&lt;KPluginFactory *&gt;(obj);</text:p>
      <text:p text:style-name="P3">KoPart *part <text:s text:c="11"/>= factory-&gt;create&lt;KoPart&gt;(0, QVariantList());<text:tab/><text:tab/></text:p>
      <text:p text:style-name="P3">}</text:p>
      <text:p text:style-name="P3">通过下面 创建窗体<text:s/></text:p>
      <text:p text:style-name="P3">KoMainWindow *mainWindow = part-&gt;createMainWindow();</text:p>
      <text:p text:style-name="P3"/>
      <text:p text:style-name="P3">然后显示窗体</text:p>
      <text:p text:style-name="P3">KWPart::showStartUpWidget(KoMainWindow *parent, bool alwaysShow)</text:p>
      <text:p text:style-name="P3"/>
      <text:p text:style-name="P3"/>
      <text:p text:style-name="P3"/>
      <text:p text:style-name="P3">$$$------------------------------------------------------------------------------------</text:p>
      <text:p text:style-name="P3">KoToolProxy 代理所有鼠标键盘事件响应</text:p>
      <text:p text:style-name="P3"/>
      <text:p text:style-name="P3"/>
      <text:p text:style-name="P3"/>
      <text:p text:style-name="P3"/>
      <text:p text:style-name="P3"/>
      <text:p text:style-name="P3">[[[[</text:p>
      <text:p text:style-name="P3">KoView *view = d-&gt;rootPart-&gt;createView(doc, this); -----------------------&gt;&gt;&gt;&gt;&gt;&gt;&gt;&gt;&gt;&gt;</text:p>
      <text:p text:style-name="P3">KoView *KWPart::createViewInstance(KoDocument *document, QWidget *parent)</text:p>
      <text:p text:style-name="P3">{</text:p>
      <text:p text:style-name="P3"><text:s text:c="4"/>KWView *view = new KWView(this, qobject_cast&lt;KWDocument*&gt;(document), parent);</text:p>
      <text:p text:style-name="P3"><text:s text:c="4"/>setupViewInstance(document, view);</text:p>
      <text:p text:style-name="P3"><text:s text:c="4"/>return view;</text:p>
      <text:p text:style-name="P3">}</text:p>
      <text:p text:style-name="P3"/>
      <text:p text:style-name="P3">------------------------&gt;</text:p>
      <text:p text:style-name="P3"/>
      <text:p text:style-name="P3">KWView::KWView(KoPart *part, KWDocument *document, QWidget *parent)</text:p>
      <text:p text:style-name="P3"><text:s text:c="4"/>: KoView(part, document, parent)</text:p>
      <text:p text:style-name="P3"><text:s text:c="4"/>, m_canvas(0)</text:p>
      <text:p text:style-name="P3"><text:s text:c="4"/>, m_textMinX(1)</text:p>
      <text:p text:style-name="P3"><text:s text:c="4"/>, m_textMaxX(600)</text:p>
      <text:p text:style-name="P3"><text:s text:c="4"/>, m_minPageNum(1)</text:p>
      <text:p text:style-name="P3"><text:s text:c="4"/>, m_maxPageNum(1)</text:p>
      <text:p text:style-name="P3"><text:s text:c="4"/>, m_isFullscreenMode(false)</text:p>
      <text:p text:style-name="P3">{</text:p>
      <text:p text:style-name="P3"><text:s text:c="4"/>setAcceptDrops(true);</text:p>
      <text:p text:style-name="P3"/>
      <text:p text:style-name="P3"><text:s text:c="4"/>m_document = document;</text:p>
      <text:p text:style-name="P3"><text:s text:c="4"/>m_snapToGrid = m_document-&gt;gridData().snapToGrid();</text:p>
      <text:p text:style-name="P3"><text:s text:c="4"/>m_gui = new KWGui(QString(), this);</text:p>
      <text:p text:style-name="P3"><text:s text:c="4"/>m_canvas = m_gui-&gt;canvas();</text:p>
      <text:p text:style-name="P3">}<text:s text:c="3"/></text:p>
      <text:p text:style-name="P3">}</text:p>
      <text:p text:style-name="P3">-----------------------&gt; <text:s text:c="3"/>KWGui::KWGui(const QString &amp;viewMode, KWView *parent)</text:p>
      <text:p text:style-name="P3"/>
      <text:p text:style-name="P3"/>
      <text:p text:style-name="P3"/>
      <text:p text:style-name="P3">文档编辑中，文字中光标选中时间，对应的响应事件</text:p>
      <text:p text:style-name="P3">void TextTool::editingPluginEvents()</text:p>
      <text:p text:style-name="P3"/>
      <text:p text:style-name="P3">编辑中 对应的文字中URL 的链接 函数 void TextTool::runUrl(KoPointerEvent *event, QString &amp;url)</text:p>
      <text:p text:style-name="P3"/>
      <text:p text:style-name="P3"/>
      <text:p text:style-name="P3"/>
      <text:p text:style-name="P3">$$------------------------------</text:p>
      <text:p text:style-name="P3">KoDocument.cpp 中存储了各个文档的类型 后缀</text:p>
      <text:p text:style-name="P3"/>
      <text:p text:style-name="P3"/>
      <text:p text:style-name="P3"/>
      <text:p text:style-name="P3">$$-----------------------------</text:p>
      <text:p text:style-name="P3">style manager界面的语言调试通过</text:p>
      <text:p text:style-name="P3">void KoGlobal::createListOfLanguages()<text:s/></text:p>
      <text:p text:style-name="P3">读取语言进行翻译</text:p>
      <text:p text:style-name="P3"/>
      <text:p text:style-name="P3"/>
      <text:p text:style-name="P3"/>
      <text:p text:style-name="P3">$$$$$$$$$$$$$$$$$$$---------------------------------------------------------------------------</text:p>
      <text:p text:style-name="P3">文档编辑中，滚动条工具</text:p>
      <text:p text:style-name="P3">class FLAKE_EXPORT KoCanvasControllerWidget : public QAbstractScrollArea, public KoCanvasController</text:p>
      <text:p text:style-name="P3"/>
      <text:p text:style-name="P3">KWGui::KWGui(const QString &amp;viewMode, KWView *parent) -------------------&gt;</text:p>
      <text:p text:style-name="P3">KoCanvasControllerWidget *canvasController = new KoCanvasControllerWidget(m_view-&gt;actionCollection(), this);</text:p>
      <text:p text:style-name="P3"><text:s text:c="4"/>m_canvasController = canvasController;</text:p>
      <text:p text:style-name="P3"><text:tab/></text:p>
      <text:p text:style-name="P3"><text:tab/>------------------------&gt;&gt;&gt;&gt;&gt;&gt;&gt;&gt;&gt;&gt;&gt;&gt;&gt;&gt;&gt;&gt;&gt;&gt;&gt;</text:p>
      <text:p text:style-name="P3">gridLayout-&gt;addWidget(canvasController, 1, 1);</text:p>
      <text:p text:style-name="P3"/>
      <text:p text:style-name="P3"/>
      <text:p text:style-name="P3"/>
      <text:p text:style-name="P3">------------------------------------------------------------------</text:p>
      <text:p text:style-name="P3">显示各个组件的标题内容title</text:p>
      <text:p text:style-name="P3">void KoMainWindow::showDockerTitleBars(bool show)</text:p>
      <text:p text:style-name="P3">{</text:p>
      <text:p text:style-name="P3"><text:s text:c="4"/>foreach (QDockWidget *dock, dockWidgets())</text:p>
      <text:p text:style-name="P3"><text:s text:c="4"/>{</text:p>
      <text:p text:style-name="P3"><text:s text:c="8"/>if (dock-&gt;titleBarWidget())</text:p>
      <text:p text:style-name="P3"><text:s text:c="8"/>{</text:p>
      <text:p text:style-name="P3"><text:s text:c="12"/>dock-&gt;titleBarWidget()-&gt;setVisible(show);</text:p>
      <text:p text:style-name="P3"><text:s text:c="8"/>}</text:p>
      <text:p text:style-name="P3"><text:s text:c="4"/>}</text:p>
      <text:p text:style-name="P3"/>
      <text:p text:style-name="P3"><text:s text:c="4"/>KConfigGroup configGroupInterface = <text:s/>KSharedConfig::openConfig()-&gt;group("Interface");</text:p>
      <text:p text:style-name="P3"><text:s text:c="4"/>configGroupInterface.writeEntry("ShowDockerTitleBars", show);</text:p>
      <text:p text:style-name="P3">}</text:p>
      <text:p text:style-name="P3">////////////////</text:p>
      <text:p text:style-name="P3"/>
      <text:p text:style-name="P3">添加了显示或者隐藏工具箱的按钮</text:p>
      <text:p text:style-name="P3">在 KWGui::KWGui(const QString &amp;viewMode, KWView *parent)：</text:p>
      <text:p text:style-name="P3">{</text:p>
      <text:p text:style-name="P3"><text:tab/>//将QDockWidget 和 窗体关联起来代码设置</text:p>
      <text:p text:style-name="P3"><text:s text:c="4"/>if (m_view-&gt;mainWindow())</text:p>
      <text:p text:style-name="P3"><text:s text:c="4"/>{</text:p>
      <text:p text:style-name="P3"><text:s text:c="8"/>KoModeBoxFactory modeBoxFactory(canvasController, qApp-&gt;applicationName(), i18n("Tools"));</text:p>
      <text:p text:style-name="P3"><text:s text:c="8"/>QDockWidget* modeBox = m_view-&gt;mainWindow()-&gt;createDockWidget(&amp;modeBoxFactory);</text:p>
      <text:p text:style-name="P3"><text:tab/><text:tab/></text:p>
      <text:p text:style-name="P3"><text:s text:c="8"/>m_view-&gt;mainWindow()-&gt;dockerManager()-&gt;removeToolOptionsDocker();</text:p>
      <text:p text:style-name="P3"><text:tab/><text:tab/>//modeBox = class KoModeBoxDocker : public QDockWidget, public KoCanvasObserverBase</text:p>
      <text:p text:style-name="P3"><text:tab/><text:tab/>//所以可以使用dynamic_cast&lt;KoCanvasObserverBase*&gt;进行关联</text:p>
      <text:p text:style-name="P3"><text:s text:c="8"/>dynamic_cast&lt;KoCanvasObserverBase*&gt;(modeBox)-&gt;setObservedCanvas(m_canvas);</text:p>
      <text:p text:style-name="P3"><text:s text:c="4"/>}</text:p>
      <text:p text:style-name="P3"><text:tab/></text:p>
      <text:p text:style-name="P3"><text:tab/></text:p>
      <text:p text:style-name="P3"><text:tab/>....</text:p>
      <text:p text:style-name="P3"><text:s text:c="4"/>//openword <text:s/>add2021-0605</text:p>
      <text:p text:style-name="P3"><text:s text:c="4"/>m_showtoolbox = new QToolButton();</text:p>
      <text:p text:style-name="P3"><text:s text:c="4"/>if (m_showtoolbox)</text:p>
      <text:p text:style-name="P3"><text:s text:c="4"/>{</text:p>
      <text:p text:style-name="P3"><text:s text:c="8"/>m_showtoolbox-&gt;setArrowType(Qt::ArrowType::RightArrow);</text:p>
      <text:p text:style-name="P3"><text:s text:c="8"/>m_showtoolbox-&gt;setAutoRaise(true);</text:p>
      <text:p text:style-name="P3"><text:s text:c="8"/>m_showtoolbox-&gt;setToolTip("显示工具箱");</text:p>
      <text:p text:style-name="P3"><text:s text:c="8"/>gridLayout-&gt;addWidget(m_showtoolbox, 1, 2);</text:p>
      <text:p text:style-name="P3"><text:s text:c="4"/>}</text:p>
      <text:p text:style-name="P3">}</text:p>
      <text:p text:style-name="P3"/>
      <text:p text:style-name="P3"/>
      <text:p text:style-name="P3"/>
      <text:p text:style-name="P3">//----</text:p>
      <text:p text:style-name="P3">是否为maintool 工具列表组合？？？</text:p>
      <text:p text:style-name="P3">void KoModeBox::setOptionWidgets(const QList&lt;QPointer&lt;QWidget&gt; &gt; &amp;optionWidgetList)</text:p>
      <text:p text:style-name="P3"/>
      <text:p text:style-name="P3"/>
      <text:p text:style-name="P3">/// 组件的锁的功能</text:p>
      <text:p text:style-name="P3">void KoDockWidgetTitleBar::setLocked(bool locked)</text:p>
      <text:p text:style-name="P3"/>
      <text:p text:style-name="P3"/>
      <text:p text:style-name="P3">//增加按钮来显示或者隐藏工具箱</text:p>
      <text:p text:style-name="P3">void KWGui::visibleDockWidget(bool checked)</text:p>
      <text:p text:style-name="P3"/>
      <text:p text:style-name="P3"/>
      <text:p text:style-name="P3"><text:s text:c="4"/>// add all plugins. 读取配置信息</text:p>
      <text:p text:style-name="P3"><text:s text:c="4"/>foreach(const QString &amp; docker, KoDockRegistry::instance()-&gt;keys())</text:p>
      <text:p text:style-name="P3"><text:s text:c="4"/>{</text:p>
      <text:p text:style-name="P3"><text:s text:c="8"/>debugMain&lt;&lt;"foreach(const QString &amp; docker, KoDockRegistry::instance()-&gt;keys())"&lt;&lt;docker;</text:p>
      <text:p text:style-name="P3"><text:s text:c="8"/>KoDockFactoryBase *factory = KoDockRegistry::instance()-&gt;value(docker);</text:p>
      <text:p text:style-name="P3"><text:s text:c="8"/>if (mainWindow())</text:p>
      <text:p text:style-name="P3"><text:s text:c="8"/>{</text:p>
      <text:p text:style-name="P3"><text:s text:c="12"/>mainWindow()-&gt;createDockWidget(factory);</text:p>
      <text:p text:style-name="P3"><text:s text:c="8"/>}</text:p>
      <text:p text:style-name="P3"><text:s text:c="4"/>}</text:p>
      <text:p text:style-name="P3"><text:tab/></text:p>
      <text:p text:style-name="P3"/>
      <text:p text:style-name="P3"><text:tab/><text:tab/>KConfigGroup group = <text:s/>KSharedConfig::openConfig()-&gt;group(d-&gt;rootPart-&gt;componentData().componentName()).group("DockWidget " + factory-&gt;id());</text:p>
      <text:p text:style-name="P3"><text:tab/>collapsed = group.readEntry("Collapsed", collapsed);</text:p>
      <text:p text:style-name="P3"><text:tab/>locked = group.readEntry("Locked", locked);</text:p>
      <text:p text:style-name="P3"><text:tab/></text:p>
      <text:p text:style-name="P3"><text:tab/><text:tab/><text:tab/>// Save collapsable state of dock widgets</text:p>
      <text:p text:style-name="P3">for (QMap&lt;QString, QDockWidget*&gt;::const_iterator i = d-&gt;dockWidgetsMap.constBegin();</text:p>
      <text:p text:style-name="P3"><text:tab/><text:tab/>i != d-&gt;dockWidgetsMap.constEnd(); ++i)</text:p>
      <text:p text:style-name="P3">{</text:p>
      <text:p text:style-name="P3"><text:tab/>if (i.value()-&gt;widget())</text:p>
      <text:p text:style-name="P3"><text:tab/>{</text:p>
      <text:p text:style-name="P3"><text:tab/><text:tab/>KConfigGroup dockGroup = group.group(QString("DockWidget ") + i.key());</text:p>
      <text:p text:style-name="P3"><text:tab/><text:tab/>dockGroup.writeEntry("Collapsed", i.value()-&gt;widget()-&gt;isHidden());</text:p>
      <text:p text:style-name="P3"><text:tab/><text:tab/>dockGroup.writeEntry("Locked", i.value()-&gt;property("Locked").toBool());</text:p>
      <text:p text:style-name="P3"><text:tab/><text:tab/>dockGroup.writeEntry("DockArea", (int) dockWidgetArea(i.value()));</text:p>
      <text:p text:style-name="P3"><text:tab/>}</text:p>
      <text:p text:style-name="P3">}</text:p>
      <text:p text:style-name="P3"/>
      <text:p text:style-name="P3"/>
      <text:p text:style-name="P3"/>
      <text:p text:style-name="P3">//选择图片的对话框 <text:s/>------&gt;</text:p>
      <text:p text:style-name="P3">KUndo2Command* addShape(KoShape *shape, bool showDialog, KUndo2Command *parent)</text:p>
      <text:p text:style-name="P3"/>
      <text:p text:style-name="P3">获取选择的图片的路径</text:p>
      <text:p text:style-name="P3"/>
      <text:p text:style-name="P3">-----------&gt;</text:p>
      <text:p text:style-name="P3">void PictureShapeLoadWaiter::setImageData(KJob *job)</text:p>
      <text:p text:style-name="P3"/>
      <text:p text:style-name="P3">是否关系到 QImage KoImageData::image() const <text:s text:c="2"/>???</text:p>
      <text:p text:style-name="P3"/>
      <text:p text:style-name="P3">KoShape *KoShapeRegistry::Private::createShapeInternal(const KoXmlElement &amp;fullElement,</text:p>
      <text:p text:style-name="P3"><text:s text:c="8"/>KoShapeLoadingContext &amp;context,</text:p>
      <text:p text:style-name="P3"><text:s text:c="8"/>const KoXmlElement &amp;element) const</text:p>
      <text:p text:style-name="P3"><text:tab/><text:tab/></text:p>
      <text:p text:style-name="P3"/>
      <text:p text:style-name="P4"/>
      <text:h text:outline-level="2" text:style-name="P5">新增代码</text:h>
      <text:p text:style-name="P7"><text:s text:c="4"/>//openword <text:s/>add2021-0605</text:p>
      <text:p text:style-name="P7"><text:s text:c="4"/>m_showtoolbox = new QToolButton();</text:p>
      <text:p text:style-name="P7"><text:s text:c="4"/>if (m_showtoolbox)</text:p>
      <text:p text:style-name="P7"><text:s text:c="4"/>{</text:p>
      <text:p text:style-name="P7"><text:s text:c="8"/>m_showtoolbox-&gt;setArrowType(Qt::ArrowType::RightArrow);</text:p>
      <text:p text:style-name="P7"><text:s text:c="8"/>m_showtoolbox-&gt;setAutoRaise(true);</text:p>
      <text:p text:style-name="P7"><text:s text:c="8"/>m_showtoolbox-&gt;setToolTip("显示工具箱");</text:p>
      <text:p text:style-name="P7"><text:s text:c="8"/>gridLayout-&gt;addWidget(m_showtoolbox, 1, 2);</text:p>
      <text:p text:style-name="P7"><text:s text:c="4"/>}</text:p>
      <text:p text:style-name="P7"><text:tab/><text:tab/></text:p>
      <text:p text:style-name="P3"/>
      <text:p text:style-name="P4"/>
      <text:h text:outline-level="2" text:style-name="P5">bug修改</text:h>
      <text:p text:style-name="P3"><text:tab/><text:tab/></text:p>
      <text:p text:style-name="P3">###########代码错误修改bug</text:p>
      <text:p text:style-name="P3">// 解决doc docx文件导入的错误</text:p>
      <text:p text:style-name="P3">KoFilter* KoFilterEntry::createFilter(KoFilterChain* chain, QObject* parent)</text:p>
      <text:p text:style-name="P3"/>
      <text:p text:style-name="P3"/>
      <text:p text:style-name="P3">解决打印PDF文件中图像丢失<text:s/></text:p>
      <text:p text:style-name="P3">在void preparePage(const QVariant &amp;page)中修改的20210424</text:p>
      <text:p text:style-name="P3">{</text:p>
      <text:p text:style-name="P3">....</text:p>
      <text:p text:style-name="P3"><text:s/>///open word ---&gt; to find print file problem??? 20210424 <text:s/>解决打印PDF文件中图像丢失///</text:p>
      <text:p text:style-name="P3"><text:s text:c="12"/>const int progressPart = 45 / shapes.count();</text:p>
      <text:p text:style-name="P3"><text:s text:c="12"/>foreach(KoShape *shape, shapes)</text:p>
      <text:p text:style-name="P3"><text:s text:c="12"/>{</text:p>
      <text:p text:style-name="P3"><text:s text:c="16"/>debugMain &lt;&lt; "Calling waitUntilReady on shape;" &lt;&lt; shape;</text:p>
      <text:p text:style-name="P3"><text:s text:c="16"/>if(! stop)</text:p>
      <text:p text:style-name="P3"><text:s text:c="16"/>{</text:p>
      <text:p text:style-name="P3"><text:s text:c="20"/>///set false:for error! {print or export PDF file: loss image! }</text:p>
      <text:p text:style-name="P3"><text:s text:c="20"/>shape-&gt;waitUntilReady(zoomer,false);</text:p>
      <text:p text:style-name="P3"><text:s text:c="16"/>}</text:p>
      <text:p text:style-name="P3"><text:s text:c="16"/>debugMain &lt;&lt; "done";</text:p>
      <text:p text:style-name="P3"><text:s text:c="16"/>updater-&gt;setProgress(updater-&gt;progress() + progressPart);</text:p>
      <text:p text:style-name="P3"><text:s text:c="12"/>}</text:p>
      <text:p text:style-name="P3"><text:tab/><text:tab/><text:tab/></text:p>
      <text:p text:style-name="P3">...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text-properties fo:color="#000000" fo:font-family="Sans Serif" fo:font-size="12.000000000000000pt"/>
    </style:default-style>
    <style:style style:name="Bibliography_20custom1" style:display-name="Bibliography custom1" style:family="paragraph"/>
    <style:style style:name="Bibliography_20www" style:display-name="Bibliography www" style:family="paragraph"/>
    <style:style style:name="Endnote" style:display-name="Endnote" style:family="paragraph" style:next-style-name=""/>
    <style:style style:name="Footnote" style:display-name="Footnote" style:family="paragraph" style:next-style-name=""/>
    <style:style style:name="Bibliography_20custom5" style:display-name="Bibliography custom5" style:family="paragraph"/>
    <style:style style:name="Bibliography_20custom4" style:display-name="Bibliography custom4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A1" style:display-name="A1" style:family="paragraph">
      <style:text-properties fo:color="#000000" fo:font-family="Sans Serif" fo:font-size="12.000000000000000pt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Standard" style:display-name="Standard" style:family="paragraph">
      <style:text-properties fo:font-size="12.000000000000000pt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Contents_202" style:display-name="Contents 2" style:family="paragraph">
      <style:paragraph-properties fo:margin-left="8.000000000000000pt"/>
    </style:style>
    <style:style style:name="Contents_201" style:display-name="Contents 1" style:family="paragraph">
      <style:paragraph-properties fo:margin-left="0.000000000000000pt"/>
    </style:style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manual" style:display-name="Bibliography manual" style:family="paragraph"/>
    <style:style style:name="Bibliography_20journal" style:display-name="Bibliography journal" style:family="paragraph"/>
    <style:style style:name="Bibliography_20unpublished" style:display-name="Bibliography unpublished" style:family="paragraph"/>
    <style:style style:name="Bibliography_20techreport" style:display-name="Bibliography techreport" style:family="paragraph"/>
    <style:style style:name="Bibliography_20proceedings" style:display-name="Bibliography proceedings" style:family="paragraph"/>
    <style:style style:name="Bibliography_20phdthesis" style:display-name="Bibliography phdthesis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Bibliography_20custom3" style:display-name="Bibliography custom3" style:family="paragraph"/>
    <style:style style:name="Bibliography_20custom2" style:display-name="Bibliography custom2" style:family="paragraph"/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Unknown</meta:initial-creator>
    <meta:editing-cycles>29</meta:editing-cycles>
    <dc:date>2021-06-17T17:18:51</dc:date>
    <meta:creation-date>2008-08-22T11:41:04</meta:creation-date>
  </office:meta>
</office:document-meta>
</file>